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fo:font-size="18pt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bold"/>
    </style:style>
    <style:style style:name="T9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4"><text:s text:c="106"/></text:span><text:span text:style-name="T4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 svg:d="m23797 8637h2557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 svg:d="m31504 8637h-2561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5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6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3.249cm" svg:height="0.806cm" svg:x="8.468cm" svg:y="8.234cm">
          <draw:text-box>
            <text:p text:style-name="P1">RESPONSE</text:p>
          </draw:text-box>
        </draw:frame>
        <draw:connector draw:style-name="gr3" draw:text-style-name="P5" draw:layer="layout" svg:x1="15.43cm" svg:y1="8.637cm" svg:x2="11.717cm" svg:y2="8.637cm" draw:start-shape="id1" draw:start-glue-point="3" draw:end-shape="id11" draw:end-glue-point="1" svg:d="m15430 8637h-3713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1.6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949cm" svg:height="0.806cm" svg:x="2.788cm" svg:y="8.228cm">
          <draw:text-box>
            <text:p text:style-name="P1"><text:span text:style-name="T7">MESSAGE</text:span></text:p>
          </draw:text-box>
        </draw:frame>
        <draw:frame draw:style-name="gr5" draw:layer="layout" svg:width="0.697cm" svg:height="0.64cm" svg:x="5.572cm" svg:y="8.015cm">
          <draw:text-box>
            <text:p text:style-name="P1">1</text:p>
          </draw:text-box>
        </draw:frame>
        <draw:connector draw:style-name="gr3" draw:text-style-name="P5" draw:layer="layout" svg:x1="5.737cm" svg:y1="8.631cm" svg:x2="8.468cm" svg:y2="8.637cm" draw:start-shape="id15" draw:start-glue-point="1" draw:end-shape="id11" draw:end-glue-point="3" svg:d="m5737 8631h1366v6h1365">
          <text:p/>
        </draw:connector>
        <draw:frame draw:style-name="gr5" draw:layer="layout" svg:width="0.637cm" svg:height="0.64cm" svg:x="7.9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20.976cm">
          <draw:text-box>
            <text:p text:style-name="P1"><text:span text:style-name="T8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connector draw:style-name="gr3" draw:text-style-name="P5" draw:layer="layout" draw:line-skew="-0.179cm" svg:x1="23.587cm" svg:y1="19.698cm" svg:x2="26.354cm" svg:y2="8.84cm" draw:start-shape="id7" draw:start-glue-point="4" draw:end-shape="id3" draw:end-glue-point="5" svg:d="m23587 19698h1205v-10858h1562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6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6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6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7" draw:layer="layout" svg:width="3.482cm" svg:height="0.806cm" svg:x="25.85cm" svg:y="23.041cm">
          <draw:text-box>
            <text:p text:style-name="P1"><text:span text:style-name="T9">ATTRIBUTE_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9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535cm" svg:y1="23.45cm" svg:x2="25.85cm" svg:y2="23.444cm" draw:start-shape="id8" draw:start-glue-point="1" draw:end-shape="id17" draw:end-glue-point="3" svg:d="m23535 23450h1158v-6h1157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20.977cm">
          <draw:text-box>
            <text:p text:style-name="P1"><text:span text:style-name="T8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942cm" svg:y2="8.82cm" draw:start-shape="id3" draw:start-glue-point="2" draw:end-shape="id3" draw:end-glue-point="4" svg:d="m27648 9046v513h1808v-739h-514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5-25T20:48:35.68</dc:date>
    <dc:language>cs-CZ</dc:language>
    <meta:editing-cycles>212</meta:editing-cycles>
    <meta:editing-duration>PT2117H54M26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